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Standard">
      <style:text-properties style:font-name="Leelawadee" officeooo:rsid="000f8cfd" officeooo:paragraph-rsid="000f8cfd"/>
    </style:style>
    <style:style style:name="P2" style:family="paragraph" style:parent-style-name="Standard" style:list-style-name="L1">
      <style:text-properties style:font-name="Leelawadee" officeooo:rsid="000f8cfd" officeooo:paragraph-rsid="000f8cfd"/>
    </style:style>
    <style:style style:name="P3" style:family="paragraph" style:parent-style-name="Standard">
      <style:text-properties style:font-name="Leelawadee" officeooo:rsid="000f8cfd" officeooo:paragraph-rsid="000f8cfd"/>
    </style:style>
    <style:style style:name="P4" style:family="paragraph" style:parent-style-name="Standard">
      <style:paragraph-properties fo:break-before="page"/>
      <style:text-properties style:font-name="Leelawadee" officeooo:rsid="000f8cfd" officeooo:paragraph-rsid="000f8cfd"/>
    </style:style>
    <style:style style:name="P5" style:family="paragraph" style:parent-style-name="Standard" style:list-style-name="L1">
      <style:text-properties style:font-name="Leelawadee" officeooo:rsid="001101d7" officeooo:paragraph-rsid="001101d7"/>
    </style:style>
    <style:style style:name="P6" style:family="paragraph" style:parent-style-name="Standard" style:list-style-name="L1">
      <style:text-properties style:font-name="Leelawadee" officeooo:rsid="0012d386" officeooo:paragraph-rsid="0012d386"/>
    </style:style>
    <style:style style:name="P7" style:family="paragraph" style:parent-style-name="Standard">
      <style:text-properties style:font-name="Leelawadee" officeooo:rsid="001c4eb4" officeooo:paragraph-rsid="001c4eb4"/>
    </style:style>
    <style:style style:name="P8" style:family="paragraph" style:parent-style-name="Standard" style:list-style-name="L1">
      <style:text-properties fo:color="#ff0000" loext:opacity="100%" style:font-name="Leelawadee" officeooo:rsid="0012d386" officeooo:paragraph-rsid="0012d386"/>
    </style:style>
    <style:style style:name="P9" style:family="paragraph" style:parent-style-name="Standard" style:list-style-name="L1">
      <style:text-properties fo:color="#ff0000" loext:opacity="100%" style:font-name="Leelawadee" officeooo:rsid="0017728b" officeooo:paragraph-rsid="0017728b"/>
    </style:style>
    <style:style style:name="P10" style:family="paragraph" style:parent-style-name="Standard" style:list-style-name="L1">
      <style:text-properties fo:color="#000000" loext:opacity="100%" style:font-name="Leelawadee" officeooo:rsid="00148e71" officeooo:paragraph-rsid="00148e71"/>
    </style:style>
    <style:style style:name="P11" style:family="paragraph" style:parent-style-name="Standard" style:list-style-name="L1">
      <style:text-properties fo:color="#000000" loext:opacity="100%" style:font-name="Leelawadee" officeooo:rsid="00148e71" officeooo:paragraph-rsid="001bb196"/>
    </style:style>
    <style:style style:name="P12" style:family="paragraph" style:parent-style-name="Standard" style:list-style-name="L1">
      <style:text-properties fo:color="#000000" loext:opacity="100%" style:font-name="Leelawadee" officeooo:rsid="0015f85e" officeooo:paragraph-rsid="0015f85e"/>
    </style:style>
    <style:style style:name="P13" style:family="paragraph" style:parent-style-name="Standard" style:list-style-name="L1">
      <style:text-properties fo:color="#000000" loext:opacity="100%" style:font-name="Leelawadee" officeooo:rsid="00173fff" officeooo:paragraph-rsid="00173fff"/>
    </style:style>
    <style:style style:name="P14" style:family="paragraph" style:parent-style-name="Standard" style:list-style-name="L1">
      <style:text-properties fo:color="#000000" loext:opacity="100%" style:font-name="Leelawadee" officeooo:rsid="0017728b" officeooo:paragraph-rsid="0017728b"/>
    </style:style>
    <style:style style:name="P15" style:family="paragraph" style:parent-style-name="Standard" style:list-style-name="L1">
      <style:text-properties fo:color="#000000" loext:opacity="100%" style:font-name="Leelawadee" officeooo:rsid="0019eaac" officeooo:paragraph-rsid="0019eaac"/>
    </style:style>
    <style:style style:name="P16" style:family="paragraph" style:parent-style-name="Standard" style:list-style-name="L1">
      <style:text-properties fo:color="#000000" loext:opacity="100%" style:font-name="Leelawadee" officeooo:rsid="001bb196" officeooo:paragraph-rsid="001bb196"/>
    </style:style>
    <style:style style:name="T1" style:family="text">
      <style:text-properties officeooo:rsid="001101d7"/>
    </style:style>
    <style:style style:name="T2" style:family="text">
      <style:text-properties officeooo:rsid="0012d386"/>
    </style:style>
    <style:style style:name="T3" style:family="text">
      <style:text-properties style:use-window-font-color="true" loext:opacity="0%" style:font-name="Lucida Console" fo:font-size="9pt" style:font-size-asian="9pt"/>
    </style:style>
    <style:style style:name="T4" style:family="text">
      <style:text-properties officeooo:rsid="00173fff"/>
    </style:style>
    <style:style style:name="T5" style:family="text">
      <style:text-properties officeooo:rsid="001bb19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EPS</text:p>
      <text:p text:style-name="P1">followed <text:a xlink:type="simple" xlink:href="https://www.youtube.com/watch?v=CMx51wpd7g4" text:style-name="Internet_20_link" text:visited-style-name="Visited_20_Internet_20_Link">this</text:a> tutorial on youtube</text:p>
      <text:p text:style-name="P7">1. Steps</text:p>
      <text:p text:style-name="P7">2. Port Site Pages</text:p>
      <text:p text:style-name="P7">3. Projects</text:p>
      <text:p text:style-name="P1"/>
      <text:list xml:id="list3439270320" text:style-name="L1">
        <text:list-item>
          <text:p text:style-name="P2">created git repo</text:p>
        </text:list-item>
        <text:list-item>
          <text:p text:style-name="P2">cloned to desktop</text:p>
        </text:list-item>
        <text:list-item>
          <text:p text:style-name="P2">pushed with readme.md file to test</text:p>
        </text:list-item>
        <text:list-item>
          <text:p text:style-name="P2">created branch dev</text:p>
        </text:list-item>
        <text:list-item>
          <text:p text:style-name="P2">switched to dev <text:span text:style-name="T1">using git checkout – dev</text:span></text:p>
        </text:list-item>
        <text:list-item>
          <text:p text:style-name="P5">created project steps file .odt</text:p>
        </text:list-item>
        <text:list-item>
          <text:p text:style-name="P5">created .gitignore file for project steps</text:p>
        </text:list-item>
        <text:list-item>
          <text:p text:style-name="P2">pnp<text:span text:style-name="T1">m </text:span><text:span text:style-name="T2">this didn’t work</text:span></text:p>
          <text:list>
            <text:list-item>
              <text:p text:style-name="P6">pnpm is supposed to be 3x faster</text:p>
            </text:list-item>
          </text:list>
        </text:list-item>
        <text:list-item>
          <text:p text:style-name="P6">deleted old repo</text:p>
        </text:list-item>
        <text:list-item>
          <text:p text:style-name="P6">copied contents of folder to higher director</text:p>
        </text:list-item>
        <text:list-item>
          <text:p text:style-name="P6">made new git repo</text:p>
        </text:list-item>
        <text:list-item>
          <text:p text:style-name="P6">cloned that repo to new folder</text:p>
        </text:list-item>
        <text:list-item>
          <text:p text:style-name="P6">pushed back and used following command because prev dev branch not there</text:p>
          <text:list>
            <text:list-item>
              <text:p text:style-name="P6"><text:span text:style-name="T3">$ git push --set-upstream origin dev</text:span></text:p>
            </text:list-item>
          </text:list>
        </text:list-item>
        <text:list-item>
          <text:p text:style-name="P6"><text:s/>create file in pages and that is your route</text:p>
        </text:list-item>
        <text:list-item>
          <text:p text:style-name="P6">delete api folder, is that needed?</text:p>
        </text:list-item>
        <text:list-item>
          <text:p text:style-name="P6">Used npm run dev to start</text:p>
        </text:list-item>
        <text:list-item>
          <text:p text:style-name="P6">created assets folder</text:p>
        </text:list-item>
        <text:list-item>
          <text:p text:style-name="P8">copied over logos for skill – to check</text:p>
        </text:list-item>
        <text:list-item>
          <text:p text:style-name="P10">deleted home module</text:p>
        </text:list-item>
        <text:list-item>
          <text:p text:style-name="P12">created componants folder</text:p>
        </text:list-item>
        <text:list-item>
          <text:p text:style-name="P12">created navbar.js</text:p>
        </text:list-item>
        <text:list-item>
          <text:p text:style-name="P12">ES7 React/Redux/GraphQL/React-Native snippets</text:p>
          <text:list>
            <text:list-item>
              <text:p text:style-name="P12">rafce</text:p>
            </text:list-item>
          </text:list>
        </text:list-item>
        <text:list-item>
          <text:p text:style-name="P12"><text:s/><text:span text:style-name="T4">install tailwind guide for next.js</text:span></text:p>
        </text:list-item>
        <text:list-item>
          <text:p text:style-name="P13">dependancy tree issue so decided to force</text:p>
        </text:list-item>
        <text:list-item>
          <text:p text:style-name="P14">added background color</text:p>
        </text:list-item>
        <text:list-item>
          <text:p text:style-name="P14">added text color</text:p>
        </text:list-item>
        <text:list-item>
          <text:p text:style-name="P9">what about light/dark mode</text:p>
        </text:list-item>
        <text:list-item>
          <text:p text:style-name="P14">download tailwind css intellisense</text:p>
        </text:list-item>
        <text:list-item>
          <text:p text:style-name="P11"><text:span text:style-name="T5">about </text:span><text:span text:style-name="T4">8</text:span>mins on video</text:p>
        </text:list-item>
        <text:list-item>
          <text:p text:style-name="P15">apply bold to h1 etc</text:p>
        </text:list-item>
        <text:list-item>
          <text:p text:style-name="P15">applied sizing to h1 – mobile first means simple media queries</text:p>
        </text:list-item>
        <text:list-item>
          <text:p text:style-name="P16">added some other styles</text:p>
        </text:list-item>
        <text:list-item>
          <text:p text:style-name="P16">used &lt;Image&gt; for lazy loading images, imported from next</text:p>
        </text:list-item>
        <text:list-item>
          <text:p text:style-name="P16"/>
        </text:list-item>
        <text:list-item>
          <text:p text:style-name="P10"/>
        </text:list-item>
      </text:list>
      <text:p text:style-name="P1"/>
      <text:p text:style-name="P1"><text:tab/></text:p>
      <text:p text:style-name="P4"/>
      <text:p text:style-name="P7">2. Pages</text:p>
      <text:p text:style-name="P7">Home</text:p>
      <text:p text:style-name="P7">About</text:p>
      <text:p text:style-name="P7">Skills</text:p>
      <text:p text:style-name="P7">Projects</text:p>
      <text:p text:style-name="P7">Contact</text:p>
      <text:p text:style-name="P7"/>
      <text:p text:style-name="P7">3. Projects</text:p>
      <text:p text:style-name="P7">This Site</text:p>
      <text:p text:style-name="P7">Language App</text:p>
      <text:p text:style-name="P7">Calc Sheet</text:p>
      <text:p text:style-name="P7">Ours</text:p>
      <text:p text:style-name="P7">Adventure Map</text:p>
      <text:p text:style-name="P7">FBI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20:50:21.647000000</meta:creation-date>
    <dc:date>2023-04-04T09:13:16.642000000</dc:date>
    <meta:editing-duration>PT12H6M52S</meta:editing-duration>
    <meta:editing-cycles>10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57" meta:word-count="256" meta:character-count="1379" meta:non-whitespace-character-count="1210"/>
  </office:meta>
</office:document-meta>
</file>